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C83DBC2977318B9A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3" style:family="table">
      <style:table-properties style:width="3.951cm" table:align="left"/>
    </style:style>
    <style:style style:name="Tableau3.A" style:family="table-column">
      <style:table-column-properties style:column-width="1.983cm"/>
    </style:style>
    <style:style style:name="Tableau3.B" style:family="table-column">
      <style:table-column-properties style:column-width="1.697cm"/>
    </style:style>
    <style:style style:name="Tableau3.C" style:family="table-column">
      <style:table-column-properties style:column-width="0.272cm"/>
    </style:style>
    <style:style style:name="Tableau3.A1" style:family="table-cell">
      <style:table-cell-properties style:vertical-align="middle" fo:padding="0.049cm" fo:border="none"/>
    </style:style>
    <style:style style:name="Tableau3.C2" style:family="table-cell">
      <style:table-cell-properties fo:padding="0.049cm" fo:border="none"/>
    </style:style>
    <style:style style:name="Tableau3.C3" style:family="table-cell">
      <style:table-cell-properties fo:padding="0.049cm" fo:border="none"/>
    </style:style>
    <style:style style:name="Tableau3.C4" style:family="table-cell">
      <style:table-cell-properties fo:padding="0.049cm" fo:border="none"/>
    </style:style>
    <style:style style:name="Tableau3.C5" style:family="table-cell">
      <style:table-cell-properties fo:padding="0.049cm" fo:border="none"/>
    </style:style>
    <style:style style:name="Tableau3.C6" style:family="table-cell">
      <style:table-cell-properties fo:padding="0.049cm" fo:border="none"/>
    </style:style>
    <style:style style:name="Tableau3.C7" style:family="table-cell">
      <style:table-cell-properties fo:padding="0.049cm" fo:border="none"/>
    </style:style>
    <style:style style:name="Tableau3.C8" style:family="table-cell">
      <style:table-cell-properties fo:padding="0.049cm" fo:border="none"/>
    </style:style>
    <style:style style:name="Tableau3.C9" style:family="table-cell">
      <style:table-cell-properties fo:padding="0.049cm" fo:border="none"/>
    </style:style>
    <style:style style:name="Tableau3.C10" style:family="table-cell">
      <style:table-cell-properties fo:padding="0.049cm" fo:border="none"/>
    </style:style>
    <style:style style:name="Tableau3.C11" style:family="table-cell">
      <style:table-cell-properties fo:padding="0.049cm" fo:border="none"/>
    </style:style>
    <style:style style:name="Tableau3.C12" style:family="table-cell">
      <style:table-cell-properties fo:padding="0.049cm" fo:border="none"/>
    </style:style>
    <style:style style:name="Tableau3.C13" style:family="table-cell">
      <style:table-cell-properties fo:padding="0.049cm" fo:border="none"/>
    </style:style>
    <style:style style:name="Tableau3.C14" style:family="table-cell">
      <style:table-cell-properties fo:padding="0.049cm" fo:border="none"/>
    </style:style>
    <style:style style:name="Tableau3.C15" style:family="table-cell">
      <style:table-cell-properties fo:padding="0.049cm" fo:border="none"/>
    </style:style>
    <style:style style:name="Tableau3.C16" style:family="table-cell">
      <style:table-cell-properties fo:padding="0.049cm" fo:border="none"/>
    </style:style>
    <style:style style:name="Tableau3.C17" style:family="table-cell">
      <style:table-cell-properties fo:padding="0.049cm" fo:border="none"/>
    </style:style>
    <style:style style:name="Tableau3.C18" style:family="table-cell">
      <style:table-cell-properties fo:padding="0.049cm" fo:border="none"/>
    </style:style>
    <style:style style:name="Tableau3.C19" style:family="table-cell">
      <style:table-cell-properties fo:padding="0.049cm" fo:border="none"/>
    </style:style>
    <style:style style:name="Tableau4" style:family="table">
      <style:table-properties style:width="9.624cm" table:align="left"/>
    </style:style>
    <style:style style:name="Tableau4.A" style:family="table-column">
      <style:table-column-properties style:column-width="1.983cm"/>
    </style:style>
    <style:style style:name="Tableau4.B" style:family="table-column">
      <style:table-column-properties style:column-width="1.512cm"/>
    </style:style>
    <style:style style:name="Tableau4.C" style:family="table-column">
      <style:table-column-properties style:column-width="1.582cm"/>
    </style:style>
    <style:style style:name="Tableau4.D" style:family="table-column">
      <style:table-column-properties style:column-width="1.374cm"/>
    </style:style>
    <style:style style:name="Tableau4.E" style:family="table-column">
      <style:table-column-properties style:column-width="2.902cm"/>
    </style:style>
    <style:style style:name="Tableau4.F" style:family="table-column">
      <style:table-column-properties style:column-width="0.272cm"/>
    </style:style>
    <style:style style:name="Tableau4.A1" style:family="table-cell">
      <style:table-cell-properties style:vertical-align="middle" fo:padding="0.049cm" fo:border="none"/>
    </style:style>
    <style:style style:name="Tableau4.F2" style:family="table-cell">
      <style:table-cell-properties fo:padding="0.049cm" fo:border="none"/>
    </style:style>
    <style:style style:name="Tableau4.F3" style:family="table-cell">
      <style:table-cell-properties fo:padding="0.049cm" fo:border="none"/>
    </style:style>
    <style:style style:name="Tableau4.F4" style:family="table-cell">
      <style:table-cell-properties fo:padding="0.049cm" fo:border="none"/>
    </style:style>
    <style:style style:name="Tableau4.F5" style:family="table-cell">
      <style:table-cell-properties fo:padding="0.049cm" fo:border="none"/>
    </style:style>
    <style:style style:name="Tableau4.F6" style:family="table-cell">
      <style:table-cell-properties fo:padding="0.049cm" fo:border="none"/>
    </style:style>
    <style:style style:name="Tableau4.F7" style:family="table-cell">
      <style:table-cell-properties fo:padding="0.049cm" fo:border="none"/>
    </style:style>
    <style:style style:name="Tableau5" style:family="table">
      <style:table-properties style:width="9.624cm" table:align="left"/>
    </style:style>
    <style:style style:name="Tableau5.A" style:family="table-column">
      <style:table-column-properties style:column-width="1.983cm"/>
    </style:style>
    <style:style style:name="Tableau5.B" style:family="table-column">
      <style:table-column-properties style:column-width="1.512cm"/>
    </style:style>
    <style:style style:name="Tableau5.C" style:family="table-column">
      <style:table-column-properties style:column-width="1.582cm"/>
    </style:style>
    <style:style style:name="Tableau5.D" style:family="table-column">
      <style:table-column-properties style:column-width="1.374cm"/>
    </style:style>
    <style:style style:name="Tableau5.E" style:family="table-column">
      <style:table-column-properties style:column-width="2.902cm"/>
    </style:style>
    <style:style style:name="Tableau5.F" style:family="table-column">
      <style:table-column-properties style:column-width="0.272cm"/>
    </style:style>
    <style:style style:name="Tableau5.A1" style:family="table-cell">
      <style:table-cell-properties style:vertical-align="middle" fo:padding="0.049cm" fo:border="none"/>
    </style:style>
    <style:style style:name="Tableau5.F2" style:family="table-cell">
      <style:table-cell-properties fo:padding="0.049cm" fo:border="none"/>
    </style:style>
    <style:style style:name="Tableau5.F3" style:family="table-cell">
      <style:table-cell-properties fo:padding="0.049cm" fo:border="none"/>
    </style:style>
    <style:style style:name="Tableau5.F4" style:family="table-cell">
      <style:table-cell-properties fo:padding="0.049cm" fo:border="none"/>
    </style:style>
    <style:style style:name="Tableau5.F5" style:family="table-cell">
      <style:table-cell-properties fo:padding="0.049cm" fo:border="none"/>
    </style:style>
    <style:style style:name="Tableau7" style:family="table">
      <style:table-properties style:width="9.479cm" table:align="left"/>
    </style:style>
    <style:style style:name="Tableau7.A" style:family="table-column">
      <style:table-column-properties style:column-width="1.983cm"/>
    </style:style>
    <style:style style:name="Tableau7.B" style:family="table-column">
      <style:table-column-properties style:column-width="1.367cm"/>
    </style:style>
    <style:style style:name="Tableau7.C" style:family="table-column">
      <style:table-column-properties style:column-width="1.582cm"/>
    </style:style>
    <style:style style:name="Tableau7.D" style:family="table-column">
      <style:table-column-properties style:column-width="1.374cm"/>
    </style:style>
    <style:style style:name="Tableau7.E" style:family="table-column">
      <style:table-column-properties style:column-width="2.902cm"/>
    </style:style>
    <style:style style:name="Tableau7.F" style:family="table-column">
      <style:table-column-properties style:column-width="0.272cm"/>
    </style:style>
    <style:style style:name="Tableau7.A1" style:family="table-cell">
      <style:table-cell-properties style:vertical-align="middle" fo:padding="0.049cm" fo:border="none"/>
    </style:style>
    <style:style style:name="Tableau7.F2" style:family="table-cell">
      <style:table-cell-properties fo:padding="0.049cm" fo:border="none"/>
    </style:style>
    <style:style style:name="Tableau7.F3" style:family="table-cell">
      <style:table-cell-properties fo:padding="0.049cm" fo:border="none"/>
    </style:style>
    <style:style style:name="Tableau8" style:family="table">
      <style:table-properties style:width="5.77cm" table:align="left"/>
    </style:style>
    <style:style style:name="Tableau8.A" style:family="table-column">
      <style:table-column-properties style:column-width="1.983cm"/>
    </style:style>
    <style:style style:name="Tableau8.B" style:family="table-column">
      <style:table-column-properties style:column-width="1.582cm"/>
    </style:style>
    <style:style style:name="Tableau8.C" style:family="table-column">
      <style:table-column-properties style:column-width="1.933cm"/>
    </style:style>
    <style:style style:name="Tableau8.D" style:family="table-column">
      <style:table-column-properties style:column-width="0.272cm"/>
    </style:style>
    <style:style style:name="Tableau8.A1" style:family="table-cell">
      <style:table-cell-properties style:vertical-align="middle" fo:padding="0.049cm" fo:border="none"/>
    </style:style>
    <style:style style:name="Tableau8.D2" style:family="table-cell">
      <style:table-cell-properties fo:padding="0.049cm" fo:border="none"/>
    </style:style>
    <style:style style:name="Tableau8.D3" style:family="table-cell">
      <style:table-cell-properties fo:padding="0.049cm" fo:border="none"/>
    </style:style>
    <style:style style:name="Tableau8.D4" style:family="table-cell">
      <style:table-cell-properties fo:padding="0.049cm" fo:border="none"/>
    </style:style>
    <style:style style:name="Tableau8.D5" style:family="table-cell">
      <style:table-cell-properties fo:padding="0.049cm" fo:border="none"/>
    </style:style>
    <style:style style:name="Tableau8.D6" style:family="table-cell">
      <style:table-cell-properties fo:padding="0.049cm" fo:border="none"/>
    </style:style>
    <style:style style:name="Tableau1" style:family="table">
      <style:table-properties style:width="5.77cm" table:align="left"/>
    </style:style>
    <style:style style:name="Tableau1.A" style:family="table-column">
      <style:table-column-properties style:column-width="1.983cm"/>
    </style:style>
    <style:style style:name="Tableau1.B" style:family="table-column">
      <style:table-column-properties style:column-width="1.582cm"/>
    </style:style>
    <style:style style:name="Tableau1.C" style:family="table-column">
      <style:table-column-properties style:column-width="1.933cm"/>
    </style:style>
    <style:style style:name="Tableau1.D" style:family="table-column">
      <style:table-column-properties style:column-width="0.272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fb806" officeooo:paragraph-rsid="001fb806"/>
    </style:style>
    <style:style style:name="P2" style:family="paragraph" style:parent-style-name="Standard">
      <style:text-properties officeooo:rsid="001fb806" officeooo:paragraph-rsid="0021bd83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rsid="0021bd83" officeooo:paragraph-rsid="0021bd83"/>
    </style:style>
    <style:style style:name="P5" style:family="paragraph" style:parent-style-name="Standard">
      <style:text-properties officeooo:paragraph-rsid="001fb806"/>
    </style:style>
    <style:style style:name="P6" style:family="paragraph" style:parent-style-name="Standard">
      <style:paragraph-properties fo:margin-top="0cm" fo:margin-bottom="0.499cm" loext:contextual-spacing="false" fo:text-align="start" style:justify-single-word="false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Standard">
      <style:text-properties officeooo:paragraph-rsid="001fb806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margin-top="0cm" fo:margin-bottom="0.499cm" loext:contextual-spacing="false" fo:text-align="start" style:justify-single-word="fals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Table_20_Contents">
      <style:paragraph-properties fo:margin-top="0cm" fo:margin-bottom="0.499cm" loext:contextual-spacing="false"/>
    </style:style>
    <style:style style:name="P13" style:family="paragraph">
      <style:paragraph-properties fo:text-align="start"/>
    </style:style>
    <style:style style:name="T1" style:family="text">
      <style:text-properties officeooo:rsid="0021bd83"/>
    </style:style>
    <style:style style:name="T2" style:family="text">
      <style:text-properties officeooo:rsid="001fb806"/>
    </style:style>
    <style:style style:name="T3" style:family="text">
      <style:text-properties officeooo:rsid="002ab6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qlform" form:apply-filter="true" form:enctype="multipart/formdata" form:method="post" form:control-implementation="ooo:com.sun.star.form.component.Form" office:target-frame="" xlink:href="http://import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0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sqlform" form:apply-filter="true" form:enctype="multipart/formdata" form:method="post" form:control-implementation="ooo:com.sun.star.form.component.Form" office:target-frame="" xlink:href="http://import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7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8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sqlform" form:apply-filter="true" form:enctype="multipart/formdata" form:method="post" form:control-implementation="ooo:com.sun.star.form.component.Form" office:target-frame="" xlink:href="http://import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9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1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2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3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4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5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6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7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sqlform" form:apply-filter="true" form:enctype="multipart/formdata" form:method="post" form:control-implementation="ooo:com.sun.star.form.component.Form" office:target-frame="" xlink:href="http://import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8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9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0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1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1" form:id="control1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22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3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4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2" form:id="control2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25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6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7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3" form:id="control3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28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9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4" form:id="control4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5" form:id="control5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togglequerybox_spacer"/>mysql -u root -p</text:p>
      <text:p text:style-name="P2"><text:span text:style-name="T1">use parcours_comba</text:span><text:line-break/><text:bookmark text:name="togglequerybox"/></text:p>
      <text:section text:style-name="Sect1" text:name="sqlqueryresultsouter">
        <text:p text:style-name="P3"><draw:frame draw:style-name="fr1" draw:name="Image1" text:anchor-type="as-char" svg:width="0.041cm" svg:height="0.041cm" draw:z-index="0"><draw:image xlink:href="Pictures/100002000000000100000001C83DBC2977318B9A.gif" xlink:type="simple" xlink:show="embed" xlink:actuate="onLoad"/></draw:frame> </text:p>
        <text:p text:style-name="P6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Obst , idnivdif FROM obstacle,niveaudiff </text:span></text:p>
      </text:section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>
            <table:table-cell table:style-name="Tableau3.A1" office:value-type="string">
              <text:p text:style-name="Table_20_Heading"><text:a xlink:type="simple" xlink:href="http://localhost/phpmyadmin/sql.php?db=parcours_comba&amp;table=obstacle&amp;sql_query=SELECT+nomObst+%2C+idnivdif+FROM+obstacle%2Cniveaudiff++%0AORDER+BY+%60obstacle%60.%60nomObst%60+ASC&amp;session_max_rows=25&amp;is_browse_distinct=0&amp;token=15b4df2b958ff3b38f970fc561b17047" text:style-name="Internet_20_link" text:visited-style-name="Visited_20_Internet_20_Link">nomObst</text:a> </text:p>
            </table:table-cell>
            <table:table-cell table:style-name="Tableau3.A1" office:value-type="string">
              <text:p text:style-name="Table_20_Heading"><text:a xlink:type="simple" xlink:href="http://localhost/phpmyadmin/sql.php?db=parcours_comba&amp;table=obstacle&amp;sql_query=SELECT+nomObst+%2C+idnivdif+FROM+obstacle%2Cniveaudiff++%0AORDER+BY+%60niveaudiff%60.%60idnivdif%60+ASC&amp;session_max_rows=25&amp;is_browse_distinct=0&amp;token=15b4df2b958ff3b38f970fc561b17047" text:style-name="Internet_20_link" text:visited-style-name="Visited_20_Internet_20_Link">idnivdif</text:a> </text:p>
            </table:table-cell>
            <table:table-cell table:style-name="Tableau3.A1" office:value-type="string">
              <text:p text:style-name="P7"/>
            </table:table-cell>
          </table:table-row>
        </table:table-header-rows>
        <table:table-row>
          <table:table-cell table:style-name="Tableau3.A1" office:value-type="string">
            <text:p text:style-name="Table_20_Contents">combat</text:p>
          </table:table-cell>
          <table:table-cell table:style-name="Tableau3.A1" office:value-type="string">
            <text:p text:style-name="Table_20_Contents">1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combat</text:p>
          </table:table-cell>
          <table:table-cell table:style-name="Tableau3.A1" office:value-type="string">
            <text:p text:style-name="Table_20_Contents">2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combat</text:p>
          </table:table-cell>
          <table:table-cell table:style-name="Tableau3.A1" office:value-type="string">
            <text:p text:style-name="Table_20_Contents">3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fosse</text:p>
          </table:table-cell>
          <table:table-cell table:style-name="Tableau3.A1" office:value-type="string">
            <text:p text:style-name="Table_20_Contents">1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fosse</text:p>
          </table:table-cell>
          <table:table-cell table:style-name="Tableau3.A1" office:value-type="string">
            <text:p text:style-name="Table_20_Contents">2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fosse</text:p>
          </table:table-cell>
          <table:table-cell table:style-name="Tableau3.A1" office:value-type="string">
            <text:p text:style-name="Table_20_Contents">3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grimper</text:p>
          </table:table-cell>
          <table:table-cell table:style-name="Tableau3.A1" office:value-type="string">
            <text:p text:style-name="Table_20_Contents">1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grimper</text:p>
          </table:table-cell>
          <table:table-cell table:style-name="Tableau3.A1" office:value-type="string">
            <text:p text:style-name="Table_20_Contents">2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grimper</text:p>
          </table:table-cell>
          <table:table-cell table:style-name="Tableau3.A1" office:value-type="string">
            <text:p text:style-name="Table_20_Contents">3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nager</text:p>
          </table:table-cell>
          <table:table-cell table:style-name="Tableau3.A1" office:value-type="string">
            <text:p text:style-name="Table_20_Contents">1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nager</text:p>
          </table:table-cell>
          <table:table-cell table:style-name="Tableau3.A1" office:value-type="string">
            <text:p text:style-name="Table_20_Contents">2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nager</text:p>
          </table:table-cell>
          <table:table-cell table:style-name="Tableau3.A1" office:value-type="string">
            <text:p text:style-name="Table_20_Contents">3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tirer</text:p>
          </table:table-cell>
          <table:table-cell table:style-name="Tableau3.A1" office:value-type="string">
            <text:p text:style-name="Table_20_Contents">1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tirer</text:p>
          </table:table-cell>
          <table:table-cell table:style-name="Tableau3.A1" office:value-type="string">
            <text:p text:style-name="Table_20_Contents">2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tirer</text:p>
          </table:table-cell>
          <table:table-cell table:style-name="Tableau3.A1" office:value-type="string">
            <text:p text:style-name="Table_20_Contents">3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saut</text:p>
          </table:table-cell>
          <table:table-cell table:style-name="Tableau3.A1" office:value-type="string">
            <text:p text:style-name="Table_20_Contents">1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saut</text:p>
          </table:table-cell>
          <table:table-cell table:style-name="Tableau3.A1" office:value-type="string">
            <text:p text:style-name="Table_20_Contents">2</text:p>
          </table:table-cell>
          <table:table-cell table:style-name="Tableau3.C19" office:value-type="string">
            <text:p text:style-name="P7"/>
          </table:table-cell>
        </table:table-row>
        <table:table-row>
          <table:table-cell table:style-name="Tableau3.A1" office:value-type="string">
            <text:p text:style-name="Table_20_Contents">saut</text:p>
          </table:table-cell>
          <table:table-cell table:style-name="Tableau3.A1" office:value-type="string">
            <text:p text:style-name="Table_20_Contents">3</text:p>
          </table:table-cell>
          <table:table-cell table:style-name="Tableau3.C19" office:value-type="string">
            <text:p text:style-name="P7"/>
          </table:table-cell>
        </table:table-row>
      </table:table>
      <text:p text:style-name="P1"/>
      <text:p text:style-name="P1"/>
      <text:p text:style-name="P1"><text:bookmark text:name="sqlqueryresultsouter"/><draw:frame draw:style-name="fr1" draw:name="Image2" text:anchor-type="as-char" svg:width="0.041cm" svg:height="0.041cm" draw:z-index="1"><draw:image xlink:href="Pictures/100002000000000100000001C83DBC2977318B9A.gif" xlink:type="simple" xlink:show="embed" xlink:actuate="onLoad"/></draw:frame></text:p>
      <text:p text:style-name="P1"/>
      <text:p text:style-name="P1"><text:bookmark text:name="togglequerybox1"/></text:p>
      <text:p text:style-name="P5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2">SELECT</text:span></text:span></text:a><text:span text:style-name="Source_20_Text"><text:span text:style-name="T2"> nomObst,libellé,noteins,bonus,noteins+bonus FROM passer AS p,soldat AS sol, participation AS partic, niveaudiff as niv,obstacle AS obst, soldat AS ins WHERE sol.idsoldat=partic.idsoldat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2">AND</text:span></text:span></text:a><text:span text:style-name="Source_20_Text"><text:span text:style-name="T2"> partic.idPartic=p.idPartic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2">AND</text:span></text:span></text:a><text:span text:style-name="Source_20_Text"><text:span text:style-name="T2"> p.idObst=obst.idObst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2">AND</text:span></text:span></text:a><text:span text:style-name="Source_20_Text"><text:span text:style-name="T2"> obst.codeniv=niv.idnivdif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2">AND</text:span></text:span></text:a><text:span text:style-name="Source_20_Text"><text:span text:style-name="T2"> ins.idsoldat=p.idsold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2">AND</text:span></text:span></text:a><text:span text:style-name="Source_20_Text"><text:span text:style-name="T2"> partic.idPartic=1 </text:span></text:span></text:p>
      <text:p text:style-name="P6"><draw:control text:anchor-type="as-char" draw:z-index="2" draw:style-name="gr1" draw:text-style-name="P13" svg:width="0.345cm" svg:height="0.345cm" draw:control="control1"/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+%0AORDER+BY+%60obst%60.%60nomObst%60+ASC&amp;session_max_rows=25&amp;is_browse_distinct=0&amp;token=6519a5de4a658ebe851c121cb9a27ffa" text:style-name="Internet_20_link" text:visited-style-name="Visited_20_Internet_20_Link">nomObst</text:a> </text:p>
            </table:table-cell>
            <table:table-cell table:style-name="Tableau4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+%0AORDER+BY+%60niv%60.%60libellé%60+ASC&amp;session_max_rows=25&amp;is_browse_distinct=0&amp;token=6519a5de4a658ebe851c121cb9a27ffa" text:style-name="Internet_20_link" text:visited-style-name="Visited_20_Internet_20_Link">libellé</text:a> </text:p>
            </table:table-cell>
            <table:table-cell table:style-name="Tableau4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+%0AORDER+BY+%60p%60.%60noteins%60+ASC&amp;session_max_rows=25&amp;is_browse_distinct=0&amp;token=6519a5de4a658ebe851c121cb9a27ffa" text:style-name="Internet_20_link" text:visited-style-name="Visited_20_Internet_20_Link">noteins</text:a> </text:p>
            </table:table-cell>
            <table:table-cell table:style-name="Tableau4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+%0AORDER+BY+%60niv%60.%60bonus%60+ASC&amp;session_max_rows=25&amp;is_browse_distinct=0&amp;token=6519a5de4a658ebe851c121cb9a27ffa" text:style-name="Internet_20_link" text:visited-style-name="Visited_20_Internet_20_Link">bonus</text:a> </text:p>
            </table:table-cell>
            <table:table-cell table:style-name="Tableau4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+%0AORDER+BY+%60noteins%2Bbonus%60+ASC&amp;session_max_rows=25&amp;is_browse_distinct=0&amp;token=6519a5de4a658ebe851c121cb9a27ffa" text:style-name="Internet_20_link" text:visited-style-name="Visited_20_Internet_20_Link">noteins+bonus</text:a> </text:p>
            </table:table-cell>
            <table:table-cell table:style-name="Tableau4.A1" office:value-type="string">
              <text:p text:style-name="P7"/>
            </table:table-cell>
          </table:table-row>
        </table:table-header-rows>
        <table:table-row>
          <table:table-cell table:style-name="Tableau4.A1" office:value-type="string">
            <text:p text:style-name="Table_20_Contents">combat</text:p>
          </table:table-cell>
          <table:table-cell table:style-name="Tableau4.A1" office:value-type="string">
            <text:p text:style-name="Table_20_Contents">difficile</text:p>
          </table:table-cell>
          <table:table-cell table:style-name="Tableau4.A1" office:value-type="string">
            <text:p text:style-name="Table_20_Contents">6</text:p>
          </table:table-cell>
          <table:table-cell table:style-name="Tableau4.A1" office:value-type="string">
            <text:p text:style-name="Table_20_Contents">4</text:p>
          </table:table-cell>
          <table:table-cell table:style-name="Tableau4.A1" office:value-type="string">
            <text:p text:style-name="Table_20_Contents">10</text:p>
          </table:table-cell>
          <table:table-cell table:style-name="Tableau4.F7" office:value-type="string">
            <text:p text:style-name="P7"/>
          </table:table-cell>
        </table:table-row>
        <table:table-row>
          <table:table-cell table:style-name="Tableau4.A1" office:value-type="string">
            <text:p text:style-name="Table_20_Contents">fosse</text:p>
          </table:table-cell>
          <table:table-cell table:style-name="Tableau4.A1" office:value-type="string">
            <text:p text:style-name="Table_20_Contents">difficile</text:p>
          </table:table-cell>
          <table:table-cell table:style-name="Tableau4.A1" office:value-type="string">
            <text:p text:style-name="Table_20_Contents">9</text:p>
          </table:table-cell>
          <table:table-cell table:style-name="Tableau4.A1" office:value-type="string">
            <text:p text:style-name="Table_20_Contents">4</text:p>
          </table:table-cell>
          <table:table-cell table:style-name="Tableau4.A1" office:value-type="string">
            <text:p text:style-name="Table_20_Contents">13</text:p>
          </table:table-cell>
          <table:table-cell table:style-name="Tableau4.F7" office:value-type="string">
            <text:p text:style-name="P7"/>
          </table:table-cell>
        </table:table-row>
        <table:table-row>
          <table:table-cell table:style-name="Tableau4.A1" office:value-type="string">
            <text:p text:style-name="Table_20_Contents">grimper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10</text:p>
          </table:table-cell>
          <table:table-cell table:style-name="Tableau4.F7" office:value-type="string">
            <text:p text:style-name="P7"/>
          </table:table-cell>
        </table:table-row>
        <table:table-row>
          <table:table-cell table:style-name="Tableau4.A1" office:value-type="string">
            <text:p text:style-name="Table_20_Contents">nager</text:p>
          </table:table-cell>
          <table:table-cell table:style-name="Tableau4.A1" office:value-type="string">
            <text:p text:style-name="Table_20_Contents">facile</text:p>
          </table:table-cell>
          <table:table-cell table:style-name="Tableau4.A1" office:value-type="string">
            <text:p text:style-name="Table_20_Contents">10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11</text:p>
          </table:table-cell>
          <table:table-cell table:style-name="Tableau4.F7" office:value-type="string">
            <text:p text:style-name="P7"/>
          </table:table-cell>
        </table:table-row>
        <table:table-row>
          <table:table-cell table:style-name="Tableau4.A1" office:value-type="string">
            <text:p text:style-name="Table_20_Contents">tirer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7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9</text:p>
          </table:table-cell>
          <table:table-cell table:style-name="Tableau4.F7" office:value-type="string">
            <text:p text:style-name="P7"/>
          </table:table-cell>
        </table:table-row>
        <table:table-row>
          <table:table-cell table:style-name="Tableau4.A1" office:value-type="string">
            <text:p text:style-name="Table_20_Contents">saut</text:p>
          </table:table-cell>
          <table:table-cell table:style-name="Tableau4.A1" office:value-type="string">
            <text:p text:style-name="Table_20_Contents">facile</text:p>
          </table:table-cell>
          <table:table-cell table:style-name="Tableau4.A1" office:value-type="string">
            <text:p text:style-name="Table_20_Contents">7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8</text:p>
          </table:table-cell>
          <table:table-cell table:style-name="Tableau4.F7" office:value-type="string">
            <text:p text:style-name="P7"/>
          </table:table-cell>
        </table:table-row>
      </table:table>
      <text:p text:style-name="P1"/>
      <text:p text:style-name="P5"><text:soft-page-break/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Obst,libellé,noteins,bonus,noteins+bonus FROM passer AS p,soldat AS sol, participation AS partic, niveaudiff as niv,obstacle AS obst, soldat AS ins WHERE sol.idsoldat=partic.idsolda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p.idPartic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.idObst=obst.idObs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obst.codeniv=niv.idnivdif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ins.idsoldat=p.idsold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1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noteins+bonus&gt;='10' </text:span></text:p>
      <text:p text:style-name="P6"><draw:control text:anchor-type="as-char" draw:z-index="3" draw:style-name="gr1" draw:text-style-name="P13" svg:width="0.345cm" svg:height="0.345cm" draw:control="control2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>
            <table:table-cell table:style-name="Tableau5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E%3D%2710%27++%0AORDER+BY+%60obst%60.%60nomObst%60+ASC&amp;session_max_rows=25&amp;is_browse_distinct=0&amp;token=6519a5de4a658ebe851c121cb9a27ffa" text:style-name="Internet_20_link" text:visited-style-name="Visited_20_Internet_20_Link">nomObst</text:a> </text:p>
            </table:table-cell>
            <table:table-cell table:style-name="Tableau5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E%3D%2710%27++%0AORDER+BY+%60niv%60.%60libellé%60+ASC&amp;session_max_rows=25&amp;is_browse_distinct=0&amp;token=6519a5de4a658ebe851c121cb9a27ffa" text:style-name="Internet_20_link" text:visited-style-name="Visited_20_Internet_20_Link">libellé</text:a> </text:p>
            </table:table-cell>
            <table:table-cell table:style-name="Tableau5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E%3D%2710%27++%0AORDER+BY+%60p%60.%60noteins%60+ASC&amp;session_max_rows=25&amp;is_browse_distinct=0&amp;token=6519a5de4a658ebe851c121cb9a27ffa" text:style-name="Internet_20_link" text:visited-style-name="Visited_20_Internet_20_Link">noteins</text:a> </text:p>
            </table:table-cell>
            <table:table-cell table:style-name="Tableau5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E%3D%2710%27++%0AORDER+BY+%60niv%60.%60bonus%60+ASC&amp;session_max_rows=25&amp;is_browse_distinct=0&amp;token=6519a5de4a658ebe851c121cb9a27ffa" text:style-name="Internet_20_link" text:visited-style-name="Visited_20_Internet_20_Link">bonus</text:a> </text:p>
            </table:table-cell>
            <table:table-cell table:style-name="Tableau5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E%3D%2710%27++%0AORDER+BY+%60noteins%2Bbonus%60+ASC&amp;session_max_rows=25&amp;is_browse_distinct=0&amp;token=6519a5de4a658ebe851c121cb9a27ffa" text:style-name="Internet_20_link" text:visited-style-name="Visited_20_Internet_20_Link">noteins+bonus</text:a> </text:p>
            </table:table-cell>
            <table:table-cell table:style-name="Tableau5.A1" office:value-type="string">
              <text:p text:style-name="P7"/>
            </table:table-cell>
          </table:table-row>
        </table:table-header-rows>
        <table:table-row>
          <table:table-cell table:style-name="Tableau5.A1" office:value-type="string">
            <text:p text:style-name="Table_20_Contents">combat</text:p>
          </table:table-cell>
          <table:table-cell table:style-name="Tableau5.A1" office:value-type="string">
            <text:p text:style-name="Table_20_Contents">difficile</text:p>
          </table:table-cell>
          <table:table-cell table:style-name="Tableau5.A1" office:value-type="string">
            <text:p text:style-name="Table_20_Contents">6</text:p>
          </table:table-cell>
          <table:table-cell table:style-name="Tableau5.A1" office:value-type="string">
            <text:p text:style-name="Table_20_Contents">4</text:p>
          </table:table-cell>
          <table:table-cell table:style-name="Tableau5.A1" office:value-type="string">
            <text:p text:style-name="Table_20_Contents">10</text:p>
          </table:table-cell>
          <table:table-cell table:style-name="Tableau5.F5" office:value-type="string">
            <text:p text:style-name="P7"/>
          </table:table-cell>
        </table:table-row>
        <table:table-row>
          <table:table-cell table:style-name="Tableau5.A1" office:value-type="string">
            <text:p text:style-name="Table_20_Contents">fosse</text:p>
          </table:table-cell>
          <table:table-cell table:style-name="Tableau5.A1" office:value-type="string">
            <text:p text:style-name="Table_20_Contents">difficile</text:p>
          </table:table-cell>
          <table:table-cell table:style-name="Tableau5.A1" office:value-type="string">
            <text:p text:style-name="Table_20_Contents">9</text:p>
          </table:table-cell>
          <table:table-cell table:style-name="Tableau5.A1" office:value-type="string">
            <text:p text:style-name="Table_20_Contents">4</text:p>
          </table:table-cell>
          <table:table-cell table:style-name="Tableau5.A1" office:value-type="string">
            <text:p text:style-name="Table_20_Contents">13</text:p>
          </table:table-cell>
          <table:table-cell table:style-name="Tableau5.F5" office:value-type="string">
            <text:p text:style-name="P7"/>
          </table:table-cell>
        </table:table-row>
        <table:table-row>
          <table:table-cell table:style-name="Tableau5.A1" office:value-type="string">
            <text:p text:style-name="Table_20_Contents">grimper</text:p>
          </table:table-cell>
          <table:table-cell table:style-name="Tableau5.A1" office:value-type="string">
            <text:p text:style-name="Table_20_Contents">moyen</text:p>
          </table:table-cell>
          <table:table-cell table:style-name="Tableau5.A1" office:value-type="string">
            <text:p text:style-name="Table_20_Contents">8</text:p>
          </table:table-cell>
          <table:table-cell table:style-name="Tableau5.A1" office:value-type="string">
            <text:p text:style-name="Table_20_Contents">2</text:p>
          </table:table-cell>
          <table:table-cell table:style-name="Tableau5.A1" office:value-type="string">
            <text:p text:style-name="Table_20_Contents">10</text:p>
          </table:table-cell>
          <table:table-cell table:style-name="Tableau5.F5" office:value-type="string">
            <text:p text:style-name="P7"/>
          </table:table-cell>
        </table:table-row>
        <table:table-row>
          <table:table-cell table:style-name="Tableau5.A1" office:value-type="string">
            <text:p text:style-name="Table_20_Contents">nager</text:p>
          </table:table-cell>
          <table:table-cell table:style-name="Tableau5.A1" office:value-type="string">
            <text:p text:style-name="Table_20_Contents">facile</text:p>
          </table:table-cell>
          <table:table-cell table:style-name="Tableau5.A1" office:value-type="string">
            <text:p text:style-name="Table_20_Contents">10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11</text:p>
          </table:table-cell>
          <table:table-cell table:style-name="Tableau5.F5" office:value-type="string">
            <text:p text:style-name="P7"/>
          </table:table-cell>
        </table:table-row>
      </table:table>
      <text:p text:style-name="P5"><text:span text:style-name="Source_20_Text"/></text:p>
      <text:p text:style-name="P5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Obst,libellé,noteins,bonus,noteins+bonus FROM passer AS p,soldat AS sol, participation AS partic, niveaudiff as niv,obstacle AS obst, soldat AS ins WHERE sol.idsoldat=partic.idsolda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p.idPartic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.idObst=obst.idObs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obst.codeniv=niv.idnivdif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ins.idsoldat=p.idsold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1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noteins+bonus&lt;'10' </text:span></text:p>
      <text:p text:style-name="P6"><draw:control text:anchor-type="as-char" draw:z-index="4" draw:style-name="gr1" draw:text-style-name="P13" svg:width="0.345cm" svg:height="0.345cm" draw:control="control3"/></text:p>
      <text:p text:style-name="P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header-rows>
          <table:table-row>
            <table:table-cell table:style-name="Tableau7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C%2710%27++%0AORDER+BY+%60obst%60.%60nomObst%60+ASC&amp;session_max_rows=25&amp;is_browse_distinct=0&amp;token=6519a5de4a658ebe851c121cb9a27ffa" text:style-name="Internet_20_link" text:visited-style-name="Visited_20_Internet_20_Link">nomObst</text:a> </text:p>
            </table:table-cell>
            <table:table-cell table:style-name="Tableau7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C%2710%27++%0AORDER+BY+%60niv%60.%60libellé%60+ASC&amp;session_max_rows=25&amp;is_browse_distinct=0&amp;token=6519a5de4a658ebe851c121cb9a27ffa" text:style-name="Internet_20_link" text:visited-style-name="Visited_20_Internet_20_Link">libellé</text:a> </text:p>
            </table:table-cell>
            <table:table-cell table:style-name="Tableau7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C%2710%27++%0AORDER+BY+%60p%60.%60noteins%60+ASC&amp;session_max_rows=25&amp;is_browse_distinct=0&amp;token=6519a5de4a658ebe851c121cb9a27ffa" text:style-name="Internet_20_link" text:visited-style-name="Visited_20_Internet_20_Link">noteins</text:a> </text:p>
            </table:table-cell>
            <table:table-cell table:style-name="Tableau7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C%2710%27++%0AORDER+BY+%60niv%60.%60bonus%60+ASC&amp;session_max_rows=25&amp;is_browse_distinct=0&amp;token=6519a5de4a658ebe851c121cb9a27ffa" text:style-name="Internet_20_link" text:visited-style-name="Visited_20_Internet_20_Link">bonus</text:a> </text:p>
            </table:table-cell>
            <table:table-cell table:style-name="Tableau7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C%2710%27++%0AORDER+BY+%60noteins%2Bbonus%60+ASC&amp;session_max_rows=25&amp;is_browse_distinct=0&amp;token=6519a5de4a658ebe851c121cb9a27ffa" text:style-name="Internet_20_link" text:visited-style-name="Visited_20_Internet_20_Link">noteins+bonus</text:a> </text:p>
            </table:table-cell>
            <table:table-cell table:style-name="Tableau7.A1" office:value-type="string">
              <text:p text:style-name="P7"/>
            </table:table-cell>
          </table:table-row>
        </table:table-header-rows>
        <table:table-row>
          <table:table-cell table:style-name="Tableau7.A1" office:value-type="string">
            <text:p text:style-name="Table_20_Contents">tirer</text:p>
          </table:table-cell>
          <table:table-cell table:style-name="Tableau7.A1" office:value-type="string">
            <text:p text:style-name="Table_20_Contents">moyen</text:p>
          </table:table-cell>
          <table:table-cell table:style-name="Tableau7.A1" office:value-type="string">
            <text:p text:style-name="Table_20_Contents">7</text:p>
          </table:table-cell>
          <table:table-cell table:style-name="Tableau7.A1" office:value-type="string">
            <text:p text:style-name="Table_20_Contents">2</text:p>
          </table:table-cell>
          <table:table-cell table:style-name="Tableau7.A1" office:value-type="string">
            <text:p text:style-name="Table_20_Contents">9</text:p>
          </table:table-cell>
          <table:table-cell table:style-name="Tableau7.F3" office:value-type="string">
            <text:p text:style-name="P7"/>
          </table:table-cell>
        </table:table-row>
        <table:table-row>
          <table:table-cell table:style-name="Tableau7.A1" office:value-type="string">
            <text:p text:style-name="Table_20_Contents">saut</text:p>
          </table:table-cell>
          <table:table-cell table:style-name="Tableau7.A1" office:value-type="string">
            <text:p text:style-name="Table_20_Contents">facile</text:p>
          </table:table-cell>
          <table:table-cell table:style-name="Tableau7.A1" office:value-type="string">
            <text:p text:style-name="Table_20_Contents">7</text:p>
          </table:table-cell>
          <table:table-cell table:style-name="Tableau7.A1" office:value-type="string">
            <text:p text:style-name="Table_20_Contents">1</text:p>
          </table:table-cell>
          <table:table-cell table:style-name="Tableau7.A1" office:value-type="string">
            <text:p text:style-name="Table_20_Contents">8</text:p>
          </table:table-cell>
          <table:table-cell table:style-name="Tableau7.F3" office:value-type="string">
            <text:p text:style-name="P7"/>
          </table:table-cell>
        </table:table-row>
      </table:table>
      <text:p text:style-name="P5"><text:span text:style-name="Source_20_Text"/></text:p>
      <text:p text:style-name="P5"><text:span text:style-name="Source_20_Text"/></text:p>
      <text:p text:style-name="P5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Obst,noteins,idPartice FROM passer AS p,soldat AS sol, participation AS partic, niveaudiff as niv,obstacle AS obst, soldat AS ins WHERE sol.idsoldat=p.idPartic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p.idPartic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.idObst=obst.idObs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obst.codeniv=niv.idnivdif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ins.idsoldat=p.idsold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noteins='0' </text:span></text:p>
      <text:p text:style-name="P6"><draw:control text:anchor-type="as-char" draw:z-index="6" draw:style-name="gr1" draw:text-style-name="P13" svg:width="0.345cm" svg:height="0.345cm" draw:control="control5"/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nomObst </text:p>
            </table:table-cell>
            <table:table-cell table:style-name="Tableau1.A1" office:value-type="string">
              <text:p text:style-name="Table_20_Heading">noteins </text:p>
            </table:table-cell>
            <table:table-cell table:style-name="Tableau1.A1" office:value-type="string">
              <text:p text:style-name="Table_20_Heading">idPartice </text:p>
            </table:table-cell>
            <table:table-cell table:style-name="Tableau1.A1" office:value-type="string">
              <text:p text:style-name="P7"/>
            </table:table-cell>
          </table:table-row>
        </table:table-header-rows>
      </table:table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Obst,noteins,idPartice FROM passer AS p,soldat AS sol, participation AS partic, niveaudiff as niv,obstacle AS obst, soldat AS ins WHERE sol.idsoldat=p.idPartic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p.idPartic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.idObst=obst.idObs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obst.codeniv=niv.idnivdif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ins.idsoldat=p.idsold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noteins='10' </text:span></text:p>
      <text:p text:style-name="P6"><draw:control text:anchor-type="as-char" draw:z-index="5" draw:style-name="gr1" draw:text-style-name="P13" svg:width="0.345cm" svg:height="0.345cm" draw:control="control4"/></text:p>
      <text:p text:style-name="P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header-rows>
          <text:soft-page-break/>
          <table:table-row>
            <table:table-cell table:style-name="Tableau8.A1" office:value-type="string">
              <text:p text:style-name="Table_20_Heading"><text:a xlink:type="simple" xlink:href="http://localhost/phpmyadmin/sql.php?db=parcours_comba&amp;table=obst&amp;sql_query=SELECT+nomObst%2Cnoteins%2CidPartice+FROM+passer+AS+p%2Csoldat+AS+sol%2C+participation+AS+partic%2C+niveaudiff+as+niv%2Cobstacle+AS+obst%2C+soldat+AS+ins+WHERE+sol.idsoldat%3Dp.idPartice+AND+partic.idPartic%3Dp.idPartice+AND+p.idObst%3Dobst.idObst+AND+obst.codeniv%3Dniv.idnivdif+AND+ins.idsoldat%3Dp.idsold+AND+noteins%3D%2710%27++%0AORDER+BY+%60obst%60.%60nomObst%60+ASC&amp;session_max_rows=25&amp;is_browse_distinct=0&amp;token=10d90940ed01d97a06cf064b26a6ff23" text:style-name="Internet_20_link" text:visited-style-name="Visited_20_Internet_20_Link">nomObst</text:a> </text:p>
            </table:table-cell>
            <table:table-cell table:style-name="Tableau8.A1" office:value-type="string">
              <text:p text:style-name="Table_20_Heading"><text:a xlink:type="simple" xlink:href="http://localhost/phpmyadmin/sql.php?db=parcours_comba&amp;table=obst&amp;sql_query=SELECT+nomObst%2Cnoteins%2CidPartice+FROM+passer+AS+p%2Csoldat+AS+sol%2C+participation+AS+partic%2C+niveaudiff+as+niv%2Cobstacle+AS+obst%2C+soldat+AS+ins+WHERE+sol.idsoldat%3Dp.idPartice+AND+partic.idPartic%3Dp.idPartice+AND+p.idObst%3Dobst.idObst+AND+obst.codeniv%3Dniv.idnivdif+AND+ins.idsoldat%3Dp.idsold+AND+noteins%3D%2710%27++%0AORDER+BY+%60p%60.%60noteins%60+ASC&amp;session_max_rows=25&amp;is_browse_distinct=0&amp;token=10d90940ed01d97a06cf064b26a6ff23" text:style-name="Internet_20_link" text:visited-style-name="Visited_20_Internet_20_Link">noteins</text:a> </text:p>
            </table:table-cell>
            <table:table-cell table:style-name="Tableau8.A1" office:value-type="string">
              <text:p text:style-name="Table_20_Heading"><text:a xlink:type="simple" xlink:href="http://localhost/phpmyadmin/sql.php?db=parcours_comba&amp;table=obst&amp;sql_query=SELECT+nomObst%2Cnoteins%2CidPartice+FROM+passer+AS+p%2Csoldat+AS+sol%2C+participation+AS+partic%2C+niveaudiff+as+niv%2Cobstacle+AS+obst%2C+soldat+AS+ins+WHERE+sol.idsoldat%3Dp.idPartice+AND+partic.idPartic%3Dp.idPartice+AND+p.idObst%3Dobst.idObst+AND+obst.codeniv%3Dniv.idnivdif+AND+ins.idsoldat%3Dp.idsold+AND+noteins%3D%2710%27++%0AORDER+BY+%60p%60.%60idPartice%60+ASC&amp;session_max_rows=25&amp;is_browse_distinct=0&amp;token=10d90940ed01d97a06cf064b26a6ff23" text:style-name="Internet_20_link" text:visited-style-name="Visited_20_Internet_20_Link">idPartice</text:a> </text:p>
            </table:table-cell>
            <table:table-cell table:style-name="Tableau8.A1" office:value-type="string">
              <text:p text:style-name="P7"/>
            </table:table-cell>
          </table:table-row>
        </table:table-header-rows>
        <table:table-row>
          <table:table-cell table:style-name="Tableau8.A1" office:value-type="string">
            <text:p text:style-name="Table_20_Contents">nager</text:p>
          </table:table-cell>
          <table:table-cell table:style-name="Tableau8.A1" office:value-type="string">
            <text:p text:style-name="Table_20_Contents">10</text:p>
          </table:table-cell>
          <table:table-cell table:style-name="Tableau8.A1" office:value-type="string">
            <text:p text:style-name="Table_20_Contents">1</text:p>
          </table:table-cell>
          <table:table-cell table:style-name="Tableau8.D6" office:value-type="string">
            <text:p text:style-name="P7"/>
          </table:table-cell>
        </table:table-row>
        <table:table-row>
          <table:table-cell table:style-name="Tableau8.A1" office:value-type="string">
            <text:p text:style-name="Table_20_Contents">fosse</text:p>
          </table:table-cell>
          <table:table-cell table:style-name="Tableau8.A1" office:value-type="string">
            <text:p text:style-name="Table_20_Contents">10</text:p>
          </table:table-cell>
          <table:table-cell table:style-name="Tableau8.A1" office:value-type="string">
            <text:p text:style-name="Table_20_Contents">2</text:p>
          </table:table-cell>
          <table:table-cell table:style-name="Tableau8.D6" office:value-type="string">
            <text:p text:style-name="P7"/>
          </table:table-cell>
        </table:table-row>
        <table:table-row>
          <table:table-cell table:style-name="Tableau8.A1" office:value-type="string">
            <text:p text:style-name="Table_20_Contents">nager</text:p>
          </table:table-cell>
          <table:table-cell table:style-name="Tableau8.A1" office:value-type="string">
            <text:p text:style-name="Table_20_Contents">10</text:p>
          </table:table-cell>
          <table:table-cell table:style-name="Tableau8.A1" office:value-type="string">
            <text:p text:style-name="Table_20_Contents">2</text:p>
          </table:table-cell>
          <table:table-cell table:style-name="Tableau8.D6" office:value-type="string">
            <text:p text:style-name="P7"/>
          </table:table-cell>
        </table:table-row>
        <table:table-row>
          <table:table-cell table:style-name="Tableau8.A1" office:value-type="string">
            <text:p text:style-name="Table_20_Contents">grimper</text:p>
          </table:table-cell>
          <table:table-cell table:style-name="Tableau8.A1" office:value-type="string">
            <text:p text:style-name="Table_20_Contents">10</text:p>
          </table:table-cell>
          <table:table-cell table:style-name="Tableau8.A1" office:value-type="string">
            <text:p text:style-name="Table_20_Contents">3</text:p>
          </table:table-cell>
          <table:table-cell table:style-name="Tableau8.D6" office:value-type="string">
            <text:p text:style-name="P7"/>
          </table:table-cell>
        </table:table-row>
        <table:table-row>
          <table:table-cell table:style-name="Tableau8.A1" office:value-type="string">
            <text:p text:style-name="Table_20_Contents">tirer</text:p>
          </table:table-cell>
          <table:table-cell table:style-name="Tableau8.A1" office:value-type="string">
            <text:p text:style-name="Table_20_Contents">10</text:p>
          </table:table-cell>
          <table:table-cell table:style-name="Tableau8.A1" office:value-type="string">
            <text:p text:style-name="Table_20_Contents">4</text:p>
          </table:table-cell>
          <table:table-cell table:style-name="Tableau8.D6" office:value-type="string">
            <text:p text:style-name="P7"/>
          </table:table-cell>
        </table:table-row>
      </table:table>
      <text:p text:style-name="P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5:38:11.752611937</meta:creation-date>
    <dc:date>2018-01-21T14:51:14.462463977</dc:date>
    <meta:editing-duration>PT6H1M28S</meta:editing-duration>
    <meta:editing-cycles>4</meta:editing-cycles>
    <meta:generator>LibreOffice/5.3.1.2$Linux_X86_64 LibreOffice_project/30m0$Build-2</meta:generator>
    <meta:document-statistic meta:table-count="6" meta:image-count="2" meta:object-count="0" meta:page-count="3" meta:paragraph-count="149" meta:word-count="305" meta:character-count="2263" meta:non-whitespace-character-count="2069"/>
  </office:meta>
</office:document-meta>
</file>